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e3a7d" officeooo:paragraph-rsid="001e3a7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e3a7d" officeooo:paragraph-rsid="001e3a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e3a7d" officeooo:paragraph-rsid="001e3a7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normal" officeooo:rsid="001e3a7d" officeooo:paragraph-rsid="001e3a7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1e3a7d" officeooo:paragraph-rsid="001e3a7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weight="normal" officeooo:rsid="001fd205" officeooo:paragraph-rsid="001fd20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1fd205" officeooo:paragraph-rsid="001fd20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d205" style:font-weight-asian="normal" style:font-weight-complex="normal"/>
    </style:style>
    <style:style style:name="T3" style:family="text">
      <style:text-properties fo:font-weight="normal" officeooo:rsid="0021d08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Wrocław, 19.05.16r.</text:p>
      <text:p text:style-name="P1"/>
      <text:p text:style-name="P1"/>
      <text:p text:style-name="P2">Lista 9</text:p>
      <text:p text:style-name="P4"/>
      <text:p text:style-name="P4"/>
      <text:p text:style-name="P3">Uwaga techniczna:<text:span text:style-name="T1"> Podobnie jak tydzień temu, załączono projekt otwieralny w Eclipse bądź IntelliJ Idea (Być może nawet w innych IDE, ale o tym nie wiem). </text:span><text:span text:style-name="T3">Niestety gmail nie pozwala na przesyłanie <text:s/>plików .jar, dlatego nie mogłem załączyć biblioteki Junit4 do testów jednostkowych.</text:span><text:span text:style-name="T1"> Należy </text:span><text:span text:style-name="T3">ją </text:span><text:span text:style-name="T1">dodać do ścieżki budowania projektu, w </text:span><text:span text:style-name="T3">przeciwnym</text:span><text:span text:style-name="T1"> wypadku </text:span><text:span text:style-name="T3">otrzyma się</text:span><text:span text:style-name="T1"> błędy kompilacji w klasi</text:span><text:span text:style-name="T3">e</text:span><text:span text:style-name="T1"> z testami jednostkowymi.</text:span></text:p>
      <text:p text:style-name="P5"/>
      <text:p text:style-name="P3"><text:span text:style-name="T1">W projekcie znajduje się implementacja klasy SimpleContainer, oraz parę przykładowych klas (Pochodnych IFoo) służących do przeprowadzenia testów. Oprócz tego jest klasa SimpleContainerTests zawieraj</text:span><text:span text:style-name="T2">ą</text:span><text:span text:style-name="T1">ca </text:span><text:span text:style-name="T2">testy jednostkowe dotyczące kontenera. Testy sprawdzają następujące przypadki:</text:span></text:p>
      <text:list xml:id="list3593820426957773188" text:style-name="L1">
        <text:list-item>
          <text:p text:style-name="P6">Próba zwrócenia instancji niezarejestrowanego typu kończy się wyrzuceniem wyjątku.</text:p>
        </text:list-item>
        <text:list-item>
          <text:p text:style-name="P6">W przypadku zarejestrowania singletonu dla pewnego typu A w kontenerze, kolejne zwracania instancji typu A dają te same obiekty.</text:p>
        </text:list-item>
        <text:list-item>
          <text:p text:style-name="P6">Zmiana zwracanej podklasy dla pewnego zarejestrowanego typu działa poprawnie.</text:p>
        </text:list-item>
        <text:list-item>
          <text:p text:style-name="P6">Próba zwrócenia instancji zarejestrowanego typu bez konstruktora domyślnego kończy się wyrzuceniem wyjątku.</text:p>
        </text:list-item>
      </text:list>
      <text:p text:style-name="P7"/>
      <text:p text:style-name="P7">Sam SimpleContainer przechowuje słownik &lt;Typ, ResolveInfo&gt;, gdzie ResolveInfo&lt;T&gt; jest klasą zawierającą wszystkie informacje dotyczące sposobu tworzenia/zwracania typu T oraz potrafiącą zwracać instancję tegoż typu według podanej polityk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6S</meta:editing-duration>
    <meta:editing-cycles>4</meta:editing-cycles>
    <meta:generator>LibreOffice/5.0.2.2$Windows_x86 LibreOffice_project/37b43f919e4de5eeaca9b9755ed688758a8251fe</meta:generator>
    <dc:date>2016-05-19T17:28:37.725000000</dc:date>
    <meta:document-statistic meta:table-count="0" meta:image-count="0" meta:object-count="0" meta:page-count="1" meta:paragraph-count="9" meta:word-count="179" meta:character-count="1391" meta:non-whitespace-character-count="1217"/>
    <meta:user-defined meta:name="Info 1"/>
    <meta:user-defined meta:name="Info 2"/>
    <meta:user-defined meta:name="Info 3"/>
    <meta:user-defined meta:name="Info 4"/>
  </office:meta>
</office:document-meta>
</file>